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25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0.762cm"/>
    </style:style>
    <style:style style:name="co4" style:family="table-column">
      <style:table-column-properties fo:break-before="auto" style:column-width="4.055cm"/>
    </style:style>
    <style:style style:name="co5" style:family="table-column">
      <style:table-column-properties fo:break-before="auto" style:column-width="3.745cm"/>
    </style:style>
    <style:style style:name="co6" style:family="table-column">
      <style:table-column-properties fo:break-before="auto" style:column-width="3.23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qtt_throughput_0_400_20170811_1637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ound</text:p>
          </table:table-cell>
          <table:table-cell office:value-type="string" calcext:value-type="string">
            <text:p>msg_payload</text:p>
          </table:table-cell>
          <table:table-cell office:value-type="string" calcext:value-type="string">
            <text:p>plr</text:p>
          </table:table-cell>
          <table:table-cell office:value-type="string" calcext:value-type="string">
            <text:p>time_before_sending</text:p>
          </table:table-cell>
          <table:table-cell office:value-type="string" calcext:value-type="string">
            <text:p>time_after_sending</text:p>
          </table:table-cell>
          <table:table-cell office:value-type="string" calcext:value-type="string">
            <text:p>time_receive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33420" calcext:value-type="float">
            <text:p>1502462133420</text:p>
          </table:table-cell>
          <table:table-cell office:value-type="float" office:value="1502462133421" calcext:value-type="float">
            <text:p>1502462133421</text:p>
          </table:table-cell>
          <table:table-cell office:value-type="float" office:value="1502462136028" calcext:value-type="float">
            <text:p>1502462136028</text:p>
          </table:table-cell>
          <table:table-cell table:formula="of:=[.F2]-[.D2]" office:value-type="float" office:value="2608" calcext:value-type="float">
            <text:p>26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36028" calcext:value-type="float">
            <text:p>1502462136028</text:p>
          </table:table-cell>
          <table:table-cell office:value-type="float" office:value="1502462136490" calcext:value-type="float">
            <text:p>1502462136490</text:p>
          </table:table-cell>
          <table:table-cell table:formula="of:=[.F3]-[.D3]"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36490" calcext:value-type="float">
            <text:p>1502462136490</text:p>
          </table:table-cell>
          <table:table-cell office:value-type="float" office:value="1502462136491" calcext:value-type="float">
            <text:p>1502462136491</text:p>
          </table:table-cell>
          <table:table-cell office:value-type="float" office:value="1502462136494" calcext:value-type="float">
            <text:p>1502462136494</text:p>
          </table:table-cell>
          <table:table-cell table:formula="of:=[.F4]-[.D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36494" calcext:value-type="float">
            <text:p>1502462136494</text:p>
          </table:table-cell>
          <table:table-cell office:value-type="float" office:value="1502462136495" calcext:value-type="float">
            <text:p>1502462136495</text:p>
          </table:table-cell>
          <table:table-cell office:value-type="float" office:value="1502462136499" calcext:value-type="float">
            <text:p>1502462136499</text:p>
          </table:table-cell>
          <table:table-cell table:formula="of:=[.F5]-[.D5]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36499" calcext:value-type="float">
            <text:p>1502462136499</text:p>
          </table:table-cell>
          <table:table-cell office:value-type="float" office:value="1502462136503" calcext:value-type="float">
            <text:p>1502462136503</text:p>
          </table:table-cell>
          <table:table-cell table:formula="of:=[.F6]-[.D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36503" calcext:value-type="float">
            <text:p>1502462136503</text:p>
          </table:table-cell>
          <table:table-cell office:value-type="float" office:value="1502462136720" calcext:value-type="float">
            <text:p>1502462136720</text:p>
          </table:table-cell>
          <table:table-cell table:formula="of:=[.F7]-[.D7]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36720" calcext:value-type="float">
            <text:p>1502462136720</text:p>
          </table:table-cell>
          <table:table-cell office:value-type="float" office:value="1502462136721" calcext:value-type="float">
            <text:p>1502462136721</text:p>
          </table:table-cell>
          <table:table-cell office:value-type="float" office:value="1502462137810" calcext:value-type="float">
            <text:p>1502462137810</text:p>
          </table:table-cell>
          <table:table-cell table:formula="of:=[.F8]-[.D8]"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37810" calcext:value-type="float">
            <text:p>1502462137810</text:p>
          </table:table-cell>
          <table:table-cell office:value-type="float" office:value="1502462137814" calcext:value-type="float">
            <text:p>1502462137814</text:p>
          </table:table-cell>
          <table:table-cell table:formula="of:=[.F9]-[.D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37814" calcext:value-type="float">
            <text:p>1502462137814</text:p>
          </table:table-cell>
          <table:table-cell office:value-type="float" office:value="1502462137818" calcext:value-type="float">
            <text:p>1502462137818</text:p>
          </table:table-cell>
          <table:table-cell table:formula="of:=[.F10]-[.D1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37818" calcext:value-type="float">
            <text:p>1502462137818</text:p>
          </table:table-cell>
          <table:table-cell office:value-type="float" office:value="1502462137819" calcext:value-type="float">
            <text:p>1502462137819</text:p>
          </table:table-cell>
          <table:table-cell office:value-type="float" office:value="1502462138728" calcext:value-type="float">
            <text:p>1502462138728</text:p>
          </table:table-cell>
          <table:table-cell table:formula="of:=[.F11]-[.D11]"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38728" calcext:value-type="float">
            <text:p>1502462138728</text:p>
          </table:table-cell>
          <table:table-cell office:value-type="float" office:value="1502462139408" calcext:value-type="float">
            <text:p>1502462139408</text:p>
          </table:table-cell>
          <table:table-cell table:formula="of:=[.F12]-[.D12]"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39408" calcext:value-type="float">
            <text:p>1502462139408</text:p>
          </table:table-cell>
          <table:table-cell office:value-type="float" office:value="1502462139630" calcext:value-type="float">
            <text:p>1502462139630</text:p>
          </table:table-cell>
          <table:table-cell table:formula="of:=[.F13]-[.D13]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39630" calcext:value-type="float">
            <text:p>1502462139630</text:p>
          </table:table-cell>
          <table:table-cell office:value-type="float" office:value="1502462139631" calcext:value-type="float">
            <text:p>1502462139631</text:p>
          </table:table-cell>
          <table:table-cell office:value-type="float" office:value="1502462140078" calcext:value-type="float">
            <text:p>1502462140078</text:p>
          </table:table-cell>
          <table:table-cell table:formula="of:=[.F14]-[.D14]"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40078" calcext:value-type="float">
            <text:p>1502462140078</text:p>
          </table:table-cell>
          <table:table-cell office:value-type="float" office:value="1502462140082" calcext:value-type="float">
            <text:p>1502462140082</text:p>
          </table:table-cell>
          <table:table-cell table:formula="of:=[.F15]-[.D1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40082" calcext:value-type="float">
            <text:p>1502462140082</text:p>
          </table:table-cell>
          <table:table-cell office:value-type="float" office:value="1502462140083" calcext:value-type="float">
            <text:p>1502462140083</text:p>
          </table:table-cell>
          <table:table-cell office:value-type="float" office:value="1502462140086" calcext:value-type="float">
            <text:p>1502462140086</text:p>
          </table:table-cell>
          <table:table-cell table:formula="of:=[.F16]-[.D1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40086" calcext:value-type="float">
            <text:p>1502462140086</text:p>
          </table:table-cell>
          <table:table-cell office:value-type="float" office:value="1502462140087" calcext:value-type="float">
            <text:p>1502462140087</text:p>
          </table:table-cell>
          <table:table-cell office:value-type="float" office:value="1502462140091" calcext:value-type="float">
            <text:p>1502462140091</text:p>
          </table:table-cell>
          <table:table-cell table:formula="of:=[.F17]-[.D1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40091" calcext:value-type="float">
            <text:p>1502462140091</text:p>
          </table:table-cell>
          <table:table-cell office:value-type="float" office:value="1502462140538" calcext:value-type="float">
            <text:p>1502462140538</text:p>
          </table:table-cell>
          <table:table-cell table:formula="of:=[.F18]-[.D18]"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40538" calcext:value-type="float">
            <text:p>1502462140538</text:p>
          </table:table-cell>
          <table:table-cell office:value-type="float" office:value="1502462141918" calcext:value-type="float">
            <text:p>1502462141918</text:p>
          </table:table-cell>
          <table:table-cell table:formula="of:=[.F19]-[.D19]" office:value-type="float" office:value="1380" calcext:value-type="float">
            <text:p>13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41918" calcext:value-type="float">
            <text:p>1502462141918</text:p>
          </table:table-cell>
          <table:table-cell office:value-type="float" office:value="1502462142148" calcext:value-type="float">
            <text:p>1502462142148</text:p>
          </table:table-cell>
          <table:table-cell table:formula="of:=[.F20]-[.D20]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42148" calcext:value-type="float">
            <text:p>1502462142148</text:p>
          </table:table-cell>
          <table:table-cell office:value-type="float" office:value="1502462142808" calcext:value-type="float">
            <text:p>1502462142808</text:p>
          </table:table-cell>
          <table:table-cell table:formula="of:=[.F21]-[.D21]"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42808" calcext:value-type="float">
            <text:p>1502462142808</text:p>
          </table:table-cell>
          <table:table-cell office:value-type="float" office:value="1502462143028" calcext:value-type="float">
            <text:p>1502462143028</text:p>
          </table:table-cell>
          <table:table-cell table:formula="of:=[.F22]-[.D22]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43028" calcext:value-type="float">
            <text:p>1502462143028</text:p>
          </table:table-cell>
          <table:table-cell office:value-type="float" office:value="1502462143690" calcext:value-type="float">
            <text:p>1502462143690</text:p>
          </table:table-cell>
          <table:table-cell table:formula="of:=[.F23]-[.D23]"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43690" calcext:value-type="float">
            <text:p>1502462143690</text:p>
          </table:table-cell>
          <table:table-cell office:value-type="float" office:value="1502462143918" calcext:value-type="float">
            <text:p>1502462143918</text:p>
          </table:table-cell>
          <table:table-cell table:formula="of:=[.F24]-[.D24]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43918" calcext:value-type="float">
            <text:p>1502462143918</text:p>
          </table:table-cell>
          <table:table-cell office:value-type="float" office:value="1502462143922" calcext:value-type="float">
            <text:p>1502462143922</text:p>
          </table:table-cell>
          <table:table-cell table:formula="of:=[.F25]-[.D2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43922" calcext:value-type="float">
            <text:p>1502462143922</text:p>
          </table:table-cell>
          <table:table-cell office:value-type="float" office:value="1502462143923" calcext:value-type="float">
            <text:p>1502462143923</text:p>
          </table:table-cell>
          <table:table-cell office:value-type="float" office:value="1502462143926" calcext:value-type="float">
            <text:p>1502462143926</text:p>
          </table:table-cell>
          <table:table-cell table:formula="of:=[.F26]-[.D2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43926" calcext:value-type="float">
            <text:p>1502462143926</text:p>
          </table:table-cell>
          <table:table-cell office:value-type="float" office:value="1502462143927" calcext:value-type="float">
            <text:p>1502462143927</text:p>
          </table:table-cell>
          <table:table-cell office:value-type="float" office:value="1502462143930" calcext:value-type="float">
            <text:p>1502462143930</text:p>
          </table:table-cell>
          <table:table-cell table:formula="of:=[.F27]-[.D2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43930" calcext:value-type="float">
            <text:p>1502462143930</text:p>
          </table:table-cell>
          <table:table-cell office:value-type="float" office:value="1502462143931" calcext:value-type="float">
            <text:p>1502462143931</text:p>
          </table:table-cell>
          <table:table-cell office:value-type="float" office:value="1502462143934" calcext:value-type="float">
            <text:p>1502462143934</text:p>
          </table:table-cell>
          <table:table-cell table:formula="of:=[.F28]-[.D2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43935" calcext:value-type="float">
            <text:p>1502462143935</text:p>
          </table:table-cell>
          <table:table-cell office:value-type="float" office:value="1502462144158" calcext:value-type="float">
            <text:p>1502462144158</text:p>
          </table:table-cell>
          <table:table-cell table:formula="of:=[.F29]-[.D29]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44158" calcext:value-type="float">
            <text:p>1502462144158</text:p>
          </table:table-cell>
          <table:table-cell office:value-type="float" office:value="1502462144818" calcext:value-type="float">
            <text:p>1502462144818</text:p>
          </table:table-cell>
          <table:table-cell table:formula="of:=[.F30]-[.D30]"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44818" calcext:value-type="float">
            <text:p>1502462144818</text:p>
          </table:table-cell>
          <table:table-cell office:value-type="float" office:value="1502462145258" calcext:value-type="float">
            <text:p>1502462145258</text:p>
          </table:table-cell>
          <table:table-cell table:formula="of:=[.F31]-[.D31]"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45258" calcext:value-type="float">
            <text:p>1502462145258</text:p>
          </table:table-cell>
          <table:table-cell office:value-type="float" office:value="1502462145262" calcext:value-type="float">
            <text:p>1502462145262</text:p>
          </table:table-cell>
          <table:table-cell table:formula="of:=[.F32]-[.D3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45262" calcext:value-type="float">
            <text:p>1502462145262</text:p>
          </table:table-cell>
          <table:table-cell office:value-type="float" office:value="1502462145263" calcext:value-type="float">
            <text:p>1502462145263</text:p>
          </table:table-cell>
          <table:table-cell office:value-type="float" office:value="1502462145480" calcext:value-type="float">
            <text:p>1502462145480</text:p>
          </table:table-cell>
          <table:table-cell table:formula="of:=[.F33]-[.D33]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45480" calcext:value-type="float">
            <text:p>1502462145480</text:p>
          </table:table-cell>
          <table:table-cell office:value-type="float" office:value="1502462146798" calcext:value-type="float">
            <text:p>1502462146798</text:p>
          </table:table-cell>
          <table:table-cell table:formula="of:=[.F34]-[.D34]" office:value-type="float" office:value="1318" calcext:value-type="float">
            <text:p>13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46798" calcext:value-type="float">
            <text:p>1502462146798</text:p>
          </table:table-cell>
          <table:table-cell office:value-type="float" office:value="1502462147018" calcext:value-type="float">
            <text:p>1502462147018</text:p>
          </table:table-cell>
          <table:table-cell table:formula="of:=[.F35]-[.D35]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47018" calcext:value-type="float">
            <text:p>1502462147018</text:p>
          </table:table-cell>
          <table:table-cell office:value-type="float" office:value="1502462148108" calcext:value-type="float">
            <text:p>1502462148108</text:p>
          </table:table-cell>
          <table:table-cell table:formula="of:=[.F36]-[.D36]"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48108" calcext:value-type="float">
            <text:p>1502462148108</text:p>
          </table:table-cell>
          <table:table-cell office:value-type="float" office:value="1502462148112" calcext:value-type="float">
            <text:p>1502462148112</text:p>
          </table:table-cell>
          <table:table-cell table:formula="of:=[.F37]-[.D3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48112" calcext:value-type="float">
            <text:p>1502462148112</text:p>
          </table:table-cell>
          <table:table-cell office:value-type="float" office:value="1502462148113" calcext:value-type="float">
            <text:p>1502462148113</text:p>
          </table:table-cell>
          <table:table-cell office:value-type="float" office:value="1502462148116" calcext:value-type="float">
            <text:p>1502462148116</text:p>
          </table:table-cell>
          <table:table-cell table:formula="of:=[.F38]-[.D3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48116" calcext:value-type="float">
            <text:p>1502462148116</text:p>
          </table:table-cell>
          <table:table-cell office:value-type="float" office:value="1502462148117" calcext:value-type="float">
            <text:p>1502462148117</text:p>
          </table:table-cell>
          <table:table-cell office:value-type="float" office:value="1502462148120" calcext:value-type="float">
            <text:p>1502462148120</text:p>
          </table:table-cell>
          <table:table-cell table:formula="of:=[.F39]-[.D3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48121" calcext:value-type="float">
            <text:p>1502462148121</text:p>
          </table:table-cell>
          <table:table-cell office:value-type="float" office:value="1502462148340" calcext:value-type="float">
            <text:p>1502462148340</text:p>
          </table:table-cell>
          <table:table-cell table:formula="of:=[.F40]-[.D40]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48340" calcext:value-type="float">
            <text:p>1502462148340</text:p>
          </table:table-cell>
          <table:table-cell office:value-type="float" office:value="1502462148344" calcext:value-type="float">
            <text:p>1502462148344</text:p>
          </table:table-cell>
          <table:table-cell table:formula="of:=[.F41]-[.D4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48344" calcext:value-type="float">
            <text:p>1502462148344</text:p>
          </table:table-cell>
          <table:table-cell office:value-type="float" office:value="1502462148348" calcext:value-type="float">
            <text:p>1502462148348</text:p>
          </table:table-cell>
          <table:table-cell table:formula="of:=[.F42]-[.D4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48348" calcext:value-type="float">
            <text:p>1502462148348</text:p>
          </table:table-cell>
          <table:table-cell office:value-type="float" office:value="1502462148349" calcext:value-type="float">
            <text:p>1502462148349</text:p>
          </table:table-cell>
          <table:table-cell office:value-type="float" office:value="1502462148352" calcext:value-type="float">
            <text:p>1502462148352</text:p>
          </table:table-cell>
          <table:table-cell table:formula="of:=[.F43]-[.D4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48352" calcext:value-type="float">
            <text:p>1502462148352</text:p>
          </table:table-cell>
          <table:table-cell office:value-type="float" office:value="1502462148353" calcext:value-type="float">
            <text:p>1502462148353</text:p>
          </table:table-cell>
          <table:table-cell office:value-type="float" office:value="1502462148356" calcext:value-type="float">
            <text:p>1502462148356</text:p>
          </table:table-cell>
          <table:table-cell table:formula="of:=[.F44]-[.D4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48356" calcext:value-type="float">
            <text:p>1502462148356</text:p>
          </table:table-cell>
          <table:table-cell office:value-type="float" office:value="1502462148357" calcext:value-type="float">
            <text:p>1502462148357</text:p>
          </table:table-cell>
          <table:table-cell office:value-type="float" office:value="1502462148361" calcext:value-type="float">
            <text:p>1502462148361</text:p>
          </table:table-cell>
          <table:table-cell table:formula="of:=[.F45]-[.D45]"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48361" calcext:value-type="float">
            <text:p>1502462148361</text:p>
          </table:table-cell>
          <table:table-cell office:value-type="float" office:value="1502462149268" calcext:value-type="float">
            <text:p>1502462149268</text:p>
          </table:table-cell>
          <table:table-cell table:formula="of:=[.F46]-[.D46]"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49268" calcext:value-type="float">
            <text:p>1502462149268</text:p>
          </table:table-cell>
          <table:table-cell office:value-type="float" office:value="1502462149930" calcext:value-type="float">
            <text:p>1502462149930</text:p>
          </table:table-cell>
          <table:table-cell table:formula="of:=[.F47]-[.D47]"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49930" calcext:value-type="float">
            <text:p>1502462149930</text:p>
          </table:table-cell>
          <table:table-cell office:value-type="float" office:value="1502462149934" calcext:value-type="float">
            <text:p>1502462149934</text:p>
          </table:table-cell>
          <table:table-cell table:formula="of:=[.F48]-[.D4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49934" calcext:value-type="float">
            <text:p>1502462149934</text:p>
          </table:table-cell>
          <table:table-cell office:value-type="float" office:value="1502462149938" calcext:value-type="float">
            <text:p>1502462149938</text:p>
          </table:table-cell>
          <table:table-cell table:formula="of:=[.F49]-[.D4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49938" calcext:value-type="float">
            <text:p>1502462149938</text:p>
          </table:table-cell>
          <table:table-cell office:value-type="float" office:value="1502462149939" calcext:value-type="float">
            <text:p>1502462149939</text:p>
          </table:table-cell>
          <table:table-cell office:value-type="float" office:value="1502462149942" calcext:value-type="float">
            <text:p>1502462149942</text:p>
          </table:table-cell>
          <table:table-cell table:formula="of:=[.F50]-[.D5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49942" calcext:value-type="float">
            <text:p>1502462149942</text:p>
          </table:table-cell>
          <table:table-cell office:value-type="float" office:value="1502462149943" calcext:value-type="float">
            <text:p>1502462149943</text:p>
          </table:table-cell>
          <table:table-cell office:value-type="float" office:value="1502462150158" calcext:value-type="float">
            <text:p>1502462150158</text:p>
          </table:table-cell>
          <table:table-cell table:formula="of:=[.F51]-[.D51]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50158" calcext:value-type="float">
            <text:p>1502462150158</text:p>
          </table:table-cell>
          <table:table-cell office:value-type="float" office:value="1502462150159" calcext:value-type="float">
            <text:p>1502462150159</text:p>
          </table:table-cell>
          <table:table-cell office:value-type="float" office:value="1502462150850" calcext:value-type="float">
            <text:p>1502462150850</text:p>
          </table:table-cell>
          <table:table-cell table:formula="of:=[.F52]-[.D52]"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50850" calcext:value-type="float">
            <text:p>1502462150850</text:p>
          </table:table-cell>
          <table:table-cell office:value-type="float" office:value="1502462150851" calcext:value-type="float">
            <text:p>1502462150851</text:p>
          </table:table-cell>
          <table:table-cell office:value-type="float" office:value="1502462150854" calcext:value-type="float">
            <text:p>1502462150854</text:p>
          </table:table-cell>
          <table:table-cell table:formula="of:=[.F53]-[.D5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50854" calcext:value-type="float">
            <text:p>1502462150854</text:p>
          </table:table-cell>
          <table:table-cell office:value-type="float" office:value="1502462150855" calcext:value-type="float">
            <text:p>1502462150855</text:p>
          </table:table-cell>
          <table:table-cell office:value-type="float" office:value="1502462151077" calcext:value-type="float">
            <text:p>1502462151077</text:p>
          </table:table-cell>
          <table:table-cell table:formula="of:=[.F54]-[.D54]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51078" calcext:value-type="float">
            <text:p>1502462151078</text:p>
          </table:table-cell>
          <table:table-cell office:value-type="float" office:value="1502462151082" calcext:value-type="float">
            <text:p>1502462151082</text:p>
          </table:table-cell>
          <table:table-cell table:formula="of:=[.F55]-[.D5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51082" calcext:value-type="float">
            <text:p>1502462151082</text:p>
          </table:table-cell>
          <table:table-cell office:value-type="float" office:value="1502462151086" calcext:value-type="float">
            <text:p>1502462151086</text:p>
          </table:table-cell>
          <table:table-cell table:formula="of:=[.F56]-[.D5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51086" calcext:value-type="float">
            <text:p>1502462151086</text:p>
          </table:table-cell>
          <table:table-cell office:value-type="float" office:value="1502462151320" calcext:value-type="float">
            <text:p>1502462151320</text:p>
          </table:table-cell>
          <table:table-cell table:formula="of:=[.F57]-[.D57]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51320" calcext:value-type="float">
            <text:p>1502462151320</text:p>
          </table:table-cell>
          <table:table-cell office:value-type="float" office:value="1502462152410" calcext:value-type="float">
            <text:p>1502462152410</text:p>
          </table:table-cell>
          <table:table-cell table:formula="of:=[.F58]-[.D58]"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52410" calcext:value-type="float">
            <text:p>1502462152410</text:p>
          </table:table-cell>
          <table:table-cell office:value-type="float" office:value="1502462152414" calcext:value-type="float">
            <text:p>1502462152414</text:p>
          </table:table-cell>
          <table:table-cell table:formula="of:=[.F59]-[.D5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52414" calcext:value-type="float">
            <text:p>1502462152414</text:p>
          </table:table-cell>
          <table:table-cell office:value-type="float" office:value="1502462153300" calcext:value-type="float">
            <text:p>1502462153300</text:p>
          </table:table-cell>
          <table:table-cell table:formula="of:=[.F60]-[.D60]"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53300" calcext:value-type="float">
            <text:p>1502462153300</text:p>
          </table:table-cell>
          <table:table-cell office:value-type="float" office:value="1502462153301" calcext:value-type="float">
            <text:p>1502462153301</text:p>
          </table:table-cell>
          <table:table-cell office:value-type="float" office:value="1502462153528" calcext:value-type="float">
            <text:p>1502462153528</text:p>
          </table:table-cell>
          <table:table-cell table:formula="of:=[.F61]-[.D61]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53528" calcext:value-type="float">
            <text:p>1502462153528</text:p>
          </table:table-cell>
          <table:table-cell office:value-type="float" office:value="1502462153532" calcext:value-type="float">
            <text:p>1502462153532</text:p>
          </table:table-cell>
          <table:table-cell table:formula="of:=[.F62]-[.D6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53532" calcext:value-type="float">
            <text:p>1502462153532</text:p>
          </table:table-cell>
          <table:table-cell office:value-type="float" office:value="1502462153760" calcext:value-type="float">
            <text:p>1502462153760</text:p>
          </table:table-cell>
          <table:table-cell table:formula="of:=[.F63]-[.D63]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53760" calcext:value-type="float">
            <text:p>1502462153760</text:p>
          </table:table-cell>
          <table:table-cell office:value-type="float" office:value="1502462154420" calcext:value-type="float">
            <text:p>1502462154420</text:p>
          </table:table-cell>
          <table:table-cell table:formula="of:=[.F64]-[.D64]"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54420" calcext:value-type="float">
            <text:p>1502462154420</text:p>
          </table:table-cell>
          <table:table-cell office:value-type="float" office:value="1502462154640" calcext:value-type="float">
            <text:p>1502462154640</text:p>
          </table:table-cell>
          <table:table-cell table:formula="of:=[.F65]-[.D65]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54640" calcext:value-type="float">
            <text:p>1502462154640</text:p>
          </table:table-cell>
          <table:table-cell office:value-type="float" office:value="1502462154641" calcext:value-type="float">
            <text:p>1502462154641</text:p>
          </table:table-cell>
          <table:table-cell office:value-type="float" office:value="1502462155520" calcext:value-type="float">
            <text:p>1502462155520</text:p>
          </table:table-cell>
          <table:table-cell table:formula="of:=[.F66]-[.D66]"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55520" calcext:value-type="float">
            <text:p>1502462155520</text:p>
          </table:table-cell>
          <table:table-cell office:value-type="float" office:value="1502462156398" calcext:value-type="float">
            <text:p>1502462156398</text:p>
          </table:table-cell>
          <table:table-cell table:formula="of:=[.F67]-[.D67]"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56398" calcext:value-type="float">
            <text:p>1502462156398</text:p>
          </table:table-cell>
          <table:table-cell office:value-type="float" office:value="1502462156402" calcext:value-type="float">
            <text:p>1502462156402</text:p>
          </table:table-cell>
          <table:table-cell table:formula="of:=[.F68]-[.D6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56402" calcext:value-type="float">
            <text:p>1502462156402</text:p>
          </table:table-cell>
          <table:table-cell office:value-type="float" office:value="1502462156403" calcext:value-type="float">
            <text:p>1502462156403</text:p>
          </table:table-cell>
          <table:table-cell office:value-type="float" office:value="1502462156407" calcext:value-type="float">
            <text:p>1502462156407</text:p>
          </table:table-cell>
          <table:table-cell table:formula="of:=[.F69]-[.D6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56407" calcext:value-type="float">
            <text:p>1502462156407</text:p>
          </table:table-cell>
          <table:table-cell office:value-type="float" office:value="1502462156628" calcext:value-type="float">
            <text:p>1502462156628</text:p>
          </table:table-cell>
          <table:table-cell table:formula="of:=[.F70]-[.D70]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56628" calcext:value-type="float">
            <text:p>1502462156628</text:p>
          </table:table-cell>
          <table:table-cell office:value-type="float" office:value="1502462157288" calcext:value-type="float">
            <text:p>1502462157288</text:p>
          </table:table-cell>
          <table:table-cell table:formula="of:=[.F71]-[.D71]"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57288" calcext:value-type="float">
            <text:p>1502462157288</text:p>
          </table:table-cell>
          <table:table-cell office:value-type="float" office:value="1502462157292" calcext:value-type="float">
            <text:p>1502462157292</text:p>
          </table:table-cell>
          <table:table-cell table:formula="of:=[.F72]-[.D7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57292" calcext:value-type="float">
            <text:p>1502462157292</text:p>
          </table:table-cell>
          <table:table-cell office:value-type="float" office:value="1502462157296" calcext:value-type="float">
            <text:p>1502462157296</text:p>
          </table:table-cell>
          <table:table-cell table:formula="of:=[.F73]-[.D7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57296" calcext:value-type="float">
            <text:p>1502462157296</text:p>
          </table:table-cell>
          <table:table-cell office:value-type="float" office:value="1502462157297" calcext:value-type="float">
            <text:p>1502462157297</text:p>
          </table:table-cell>
          <table:table-cell office:value-type="float" office:value="1502462157518" calcext:value-type="float">
            <text:p>1502462157518</text:p>
          </table:table-cell>
          <table:table-cell table:formula="of:=[.F74]-[.D74]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57518" calcext:value-type="float">
            <text:p>1502462157518</text:p>
          </table:table-cell>
          <table:table-cell office:value-type="float" office:value="1502462158178" calcext:value-type="float">
            <text:p>1502462158178</text:p>
          </table:table-cell>
          <table:table-cell table:formula="of:=[.F75]-[.D75]"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58178" calcext:value-type="float">
            <text:p>1502462158178</text:p>
          </table:table-cell>
          <table:table-cell office:value-type="float" office:value="1502462159518" calcext:value-type="float">
            <text:p>1502462159518</text:p>
          </table:table-cell>
          <table:table-cell table:formula="of:=[.F76]-[.D76]" office:value-type="float" office:value="1340" calcext:value-type="float">
            <text:p>134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59518" calcext:value-type="float">
            <text:p>1502462159518</text:p>
          </table:table-cell>
          <table:table-cell office:value-type="float" office:value="1502462159522" calcext:value-type="float">
            <text:p>1502462159522</text:p>
          </table:table-cell>
          <table:table-cell table:formula="of:=[.F77]-[.D7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59522" calcext:value-type="float">
            <text:p>1502462159522</text:p>
          </table:table-cell>
          <table:table-cell office:value-type="float" office:value="1502462159523" calcext:value-type="float">
            <text:p>1502462159523</text:p>
          </table:table-cell>
          <table:table-cell office:value-type="float" office:value="1502462160180" calcext:value-type="float">
            <text:p>1502462160180</text:p>
          </table:table-cell>
          <table:table-cell table:formula="of:=[.F78]-[.D78]"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60180" calcext:value-type="float">
            <text:p>1502462160180</text:p>
          </table:table-cell>
          <table:table-cell office:value-type="float" office:value="1502462160184" calcext:value-type="float">
            <text:p>1502462160184</text:p>
          </table:table-cell>
          <table:table-cell table:formula="of:=[.F79]-[.D7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60184" calcext:value-type="float">
            <text:p>1502462160184</text:p>
          </table:table-cell>
          <table:table-cell office:value-type="float" office:value="1502462161060" calcext:value-type="float">
            <text:p>1502462161060</text:p>
          </table:table-cell>
          <table:table-cell table:formula="of:=[.F80]-[.D80]"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61060" calcext:value-type="float">
            <text:p>1502462161060</text:p>
          </table:table-cell>
          <table:table-cell office:value-type="float" office:value="1502462161061" calcext:value-type="float">
            <text:p>1502462161061</text:p>
          </table:table-cell>
          <table:table-cell office:value-type="float" office:value="1502462161064" calcext:value-type="float">
            <text:p>1502462161064</text:p>
          </table:table-cell>
          <table:table-cell table:formula="of:=[.F81]-[.D8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61064" calcext:value-type="float">
            <text:p>1502462161064</text:p>
          </table:table-cell>
          <table:table-cell office:value-type="float" office:value="1502462161065" calcext:value-type="float">
            <text:p>1502462161065</text:p>
          </table:table-cell>
          <table:table-cell office:value-type="float" office:value="1502462161069" calcext:value-type="float">
            <text:p>1502462161069</text:p>
          </table:table-cell>
          <table:table-cell table:formula="of:=[.F82]-[.D8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61069" calcext:value-type="float">
            <text:p>1502462161069</text:p>
          </table:table-cell>
          <table:table-cell office:value-type="float" office:value="1502462162218" calcext:value-type="float">
            <text:p>1502462162218</text:p>
          </table:table-cell>
          <table:table-cell table:formula="of:=[.F83]-[.D83]"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62218" calcext:value-type="float">
            <text:p>1502462162218</text:p>
          </table:table-cell>
          <table:table-cell office:value-type="float" office:value="1502462162678" calcext:value-type="float">
            <text:p>1502462162678</text:p>
          </table:table-cell>
          <table:table-cell table:formula="of:=[.F84]-[.D84]"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62678" calcext:value-type="float">
            <text:p>1502462162678</text:p>
          </table:table-cell>
          <table:table-cell office:value-type="float" office:value="1502462162682" calcext:value-type="float">
            <text:p>1502462162682</text:p>
          </table:table-cell>
          <table:table-cell table:formula="of:=[.F85]-[.D8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62682" calcext:value-type="float">
            <text:p>1502462162682</text:p>
          </table:table-cell>
          <table:table-cell office:value-type="float" office:value="1502462162686" calcext:value-type="float">
            <text:p>1502462162686</text:p>
          </table:table-cell>
          <table:table-cell table:formula="of:=[.F86]-[.D8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62686" calcext:value-type="float">
            <text:p>1502462162686</text:p>
          </table:table-cell>
          <table:table-cell office:value-type="float" office:value="1502462162687" calcext:value-type="float">
            <text:p>1502462162687</text:p>
          </table:table-cell>
          <table:table-cell office:value-type="float" office:value="1502462166380" calcext:value-type="float">
            <text:p>1502462166380</text:p>
          </table:table-cell>
          <table:table-cell table:formula="of:=[.F87]-[.D87]" office:value-type="float" office:value="3694" calcext:value-type="float">
            <text:p>369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66380" calcext:value-type="float">
            <text:p>1502462166380</text:p>
          </table:table-cell>
          <table:table-cell office:value-type="float" office:value="1502462166384" calcext:value-type="float">
            <text:p>1502462166384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66384" calcext:value-type="float">
            <text:p>1502462166384</text:p>
          </table:table-cell>
          <table:table-cell office:value-type="float" office:value="1502462166385" calcext:value-type="float">
            <text:p>1502462166385</text:p>
          </table:table-cell>
          <table:table-cell office:value-type="float" office:value="1502462166388" calcext:value-type="float">
            <text:p>150246216638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66388" calcext:value-type="float">
            <text:p>1502462166388</text:p>
          </table:table-cell>
          <table:table-cell office:value-type="float" office:value="1502462166389" calcext:value-type="float">
            <text:p>1502462166389</text:p>
          </table:table-cell>
          <table:table-cell office:value-type="float" office:value="1502462167048" calcext:value-type="float">
            <text:p>1502462167048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67048" calcext:value-type="float">
            <text:p>1502462167048</text:p>
          </table:table-cell>
          <table:table-cell office:value-type="float" office:value="1502462167052" calcext:value-type="float">
            <text:p>1502462167052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67052" calcext:value-type="float">
            <text:p>1502462167052</text:p>
          </table:table-cell>
          <table:table-cell office:value-type="float" office:value="1502462167053" calcext:value-type="float">
            <text:p>1502462167053</text:p>
          </table:table-cell>
          <table:table-cell office:value-type="float" office:value="1502462167056" calcext:value-type="float">
            <text:p>1502462167056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67056" calcext:value-type="float">
            <text:p>1502462167056</text:p>
          </table:table-cell>
          <table:table-cell office:value-type="float" office:value="1502462167057" calcext:value-type="float">
            <text:p>1502462167057</text:p>
          </table:table-cell>
          <table:table-cell office:value-type="float" office:value="1502462169260" calcext:value-type="float">
            <text:p>150246216926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69260" calcext:value-type="float">
            <text:p>1502462169260</text:p>
          </table:table-cell>
          <table:table-cell office:value-type="float" office:value="1502462169261" calcext:value-type="float">
            <text:p>1502462169261</text:p>
          </table:table-cell>
          <table:table-cell office:value-type="float" office:value="1502462169264" calcext:value-type="float">
            <text:p>1502462169264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69264" calcext:value-type="float">
            <text:p>1502462169264</text:p>
          </table:table-cell>
          <table:table-cell office:value-type="float" office:value="1502462169265" calcext:value-type="float">
            <text:p>1502462169265</text:p>
          </table:table-cell>
          <table:table-cell office:value-type="float" office:value="1502462170140" calcext:value-type="float">
            <text:p>150246217014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70140" calcext:value-type="float">
            <text:p>1502462170140</text:p>
          </table:table-cell>
          <table:table-cell office:value-type="float" office:value="1502462170141" calcext:value-type="float">
            <text:p>1502462170141</text:p>
          </table:table-cell>
          <table:table-cell office:value-type="float" office:value="1502462170144" calcext:value-type="float">
            <text:p>1502462170144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70144" calcext:value-type="float">
            <text:p>1502462170144</text:p>
          </table:table-cell>
          <table:table-cell office:value-type="float" office:value="1502462170145" calcext:value-type="float">
            <text:p>1502462170145</text:p>
          </table:table-cell>
          <table:table-cell office:value-type="float" office:value="1502462170838" calcext:value-type="float">
            <text:p>1502462170838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70838" calcext:value-type="float">
            <text:p>1502462170838</text:p>
          </table:table-cell>
          <table:table-cell office:value-type="float" office:value="1502462170842" calcext:value-type="float">
            <text:p>150246217084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70842" calcext:value-type="float">
            <text:p>1502462170842</text:p>
          </table:table-cell>
          <table:table-cell office:value-type="float" office:value="1502462170843" calcext:value-type="float">
            <text:p>1502462170843</text:p>
          </table:table-cell>
          <table:table-cell office:value-type="float" office:value="1502462170846" calcext:value-type="float">
            <text:p>150246217084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70846" calcext:value-type="float">
            <text:p>1502462170846</text:p>
          </table:table-cell>
          <table:table-cell office:value-type="float" office:value="1502462170847" calcext:value-type="float">
            <text:p>1502462170847</text:p>
          </table:table-cell>
          <table:table-cell office:value-type="float" office:value="1502462170850" calcext:value-type="float">
            <text:p>150246217085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70850" calcext:value-type="float">
            <text:p>1502462170850</text:p>
          </table:table-cell>
          <table:table-cell office:value-type="float" office:value="1502462170851" calcext:value-type="float">
            <text:p>1502462170851</text:p>
          </table:table-cell>
          <table:table-cell office:value-type="float" office:value="1502462172150" calcext:value-type="float">
            <text:p>150246217215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72150" calcext:value-type="float">
            <text:p>1502462172150</text:p>
          </table:table-cell>
          <table:table-cell office:value-type="float" office:value="1502462172151" calcext:value-type="float">
            <text:p>1502462172151</text:p>
          </table:table-cell>
          <table:table-cell office:value-type="float" office:value="1502462172154" calcext:value-type="float">
            <text:p>1502462172154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72154" calcext:value-type="float">
            <text:p>1502462172154</text:p>
          </table:table-cell>
          <table:table-cell office:value-type="float" office:value="1502462172155" calcext:value-type="float">
            <text:p>1502462172155</text:p>
          </table:table-cell>
          <table:table-cell office:value-type="float" office:value="1502462172848" calcext:value-type="float">
            <text:p>1502462172848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72848" calcext:value-type="float">
            <text:p>1502462172848</text:p>
          </table:table-cell>
          <table:table-cell office:value-type="float" office:value="1502462173758" calcext:value-type="float">
            <text:p>1502462173758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73758" calcext:value-type="float">
            <text:p>1502462173758</text:p>
          </table:table-cell>
          <table:table-cell office:value-type="float" office:value="1502462174408" calcext:value-type="float">
            <text:p>1502462174408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74408" calcext:value-type="float">
            <text:p>1502462174408</text:p>
          </table:table-cell>
          <table:table-cell office:value-type="float" office:value="1502462174840" calcext:value-type="float">
            <text:p>150246217484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74840" calcext:value-type="float">
            <text:p>1502462174840</text:p>
          </table:table-cell>
          <table:table-cell office:value-type="float" office:value="1502462174844" calcext:value-type="float">
            <text:p>1502462174844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74844" calcext:value-type="float">
            <text:p>1502462174844</text:p>
          </table:table-cell>
          <table:table-cell office:value-type="float" office:value="1502462174845" calcext:value-type="float">
            <text:p>1502462174845</text:p>
          </table:table-cell>
          <table:table-cell office:value-type="float" office:value="1502462174848" calcext:value-type="float">
            <text:p>1502462174848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74848" calcext:value-type="float">
            <text:p>1502462174848</text:p>
          </table:table-cell>
          <table:table-cell office:value-type="float" office:value="1502462174849" calcext:value-type="float">
            <text:p>1502462174849</text:p>
          </table:table-cell>
          <table:table-cell office:value-type="float" office:value="1502462175280" calcext:value-type="float">
            <text:p>150246217528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75280" calcext:value-type="float">
            <text:p>1502462175280</text:p>
          </table:table-cell>
          <table:table-cell office:value-type="float" office:value="1502462175284" calcext:value-type="float">
            <text:p>1502462175284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75284" calcext:value-type="float">
            <text:p>1502462175284</text:p>
          </table:table-cell>
          <table:table-cell office:value-type="float" office:value="1502462175729" calcext:value-type="float">
            <text:p>1502462175729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75729" calcext:value-type="float">
            <text:p>1502462175729</text:p>
          </table:table-cell>
          <table:table-cell office:value-type="float" office:value="1502462175733" calcext:value-type="float">
            <text:p>1502462175733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75734" calcext:value-type="float">
            <text:p>1502462175734</text:p>
          </table:table-cell>
          <table:table-cell office:value-type="float" office:value="1502462175950" calcext:value-type="float">
            <text:p>150246217595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75950" calcext:value-type="float">
            <text:p>1502462175950</text:p>
          </table:table-cell>
          <table:table-cell office:value-type="float" office:value="1502462175954" calcext:value-type="float">
            <text:p>1502462175954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75954" calcext:value-type="float">
            <text:p>1502462175954</text:p>
          </table:table-cell>
          <table:table-cell office:value-type="float" office:value="1502462175958" calcext:value-type="float">
            <text:p>1502462175958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75958" calcext:value-type="float">
            <text:p>1502462175958</text:p>
          </table:table-cell>
          <table:table-cell office:value-type="float" office:value="1502462175959" calcext:value-type="float">
            <text:p>1502462175959</text:p>
          </table:table-cell>
          <table:table-cell office:value-type="float" office:value="1502462176848" calcext:value-type="float">
            <text:p>1502462176848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76848" calcext:value-type="float">
            <text:p>1502462176848</text:p>
          </table:table-cell>
          <table:table-cell office:value-type="float" office:value="1502462176852" calcext:value-type="float">
            <text:p>1502462176852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76852" calcext:value-type="float">
            <text:p>1502462176852</text:p>
          </table:table-cell>
          <table:table-cell office:value-type="float" office:value="1502462177070" calcext:value-type="float">
            <text:p>150246217707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77070" calcext:value-type="float">
            <text:p>1502462177070</text:p>
          </table:table-cell>
          <table:table-cell office:value-type="float" office:value="1502462177071" calcext:value-type="float">
            <text:p>1502462177071</text:p>
          </table:table-cell>
          <table:table-cell office:value-type="float" office:value="1502462177074" calcext:value-type="float">
            <text:p>1502462177074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77074" calcext:value-type="float">
            <text:p>1502462177074</text:p>
          </table:table-cell>
          <table:table-cell office:value-type="float" office:value="1502462177075" calcext:value-type="float">
            <text:p>1502462177075</text:p>
          </table:table-cell>
          <table:table-cell office:value-type="float" office:value="1502462177528" calcext:value-type="float">
            <text:p>1502462177528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77528" calcext:value-type="float">
            <text:p>1502462177528</text:p>
          </table:table-cell>
          <table:table-cell office:value-type="float" office:value="1502462177532" calcext:value-type="float">
            <text:p>1502462177532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77532" calcext:value-type="float">
            <text:p>1502462177532</text:p>
          </table:table-cell>
          <table:table-cell office:value-type="float" office:value="1502462178908" calcext:value-type="float">
            <text:p>1502462178908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78908" calcext:value-type="float">
            <text:p>1502462178908</text:p>
          </table:table-cell>
          <table:table-cell office:value-type="float" office:value="1502462178912" calcext:value-type="float">
            <text:p>1502462178912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78912" calcext:value-type="float">
            <text:p>1502462178912</text:p>
          </table:table-cell>
          <table:table-cell office:value-type="float" office:value="1502462179578" calcext:value-type="float">
            <text:p>1502462179578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79578" calcext:value-type="float">
            <text:p>1502462179578</text:p>
          </table:table-cell>
          <table:table-cell office:value-type="float" office:value="1502462179820" calcext:value-type="float">
            <text:p>150246217982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79820" calcext:value-type="float">
            <text:p>1502462179820</text:p>
          </table:table-cell>
          <table:table-cell office:value-type="float" office:value="1502462179824" calcext:value-type="float">
            <text:p>1502462179824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79824" calcext:value-type="float">
            <text:p>1502462179824</text:p>
          </table:table-cell>
          <table:table-cell office:value-type="float" office:value="1502462179825" calcext:value-type="float">
            <text:p>1502462179825</text:p>
          </table:table-cell>
          <table:table-cell office:value-type="float" office:value="1502462179828" calcext:value-type="float">
            <text:p>1502462179828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79828" calcext:value-type="float">
            <text:p>1502462179828</text:p>
          </table:table-cell>
          <table:table-cell office:value-type="float" office:value="1502462179829" calcext:value-type="float">
            <text:p>1502462179829</text:p>
          </table:table-cell>
          <table:table-cell office:value-type="float" office:value="1502462180060" calcext:value-type="float">
            <text:p>150246218006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80060" calcext:value-type="float">
            <text:p>1502462180060</text:p>
          </table:table-cell>
          <table:table-cell office:value-type="float" office:value="1502462180064" calcext:value-type="float">
            <text:p>1502462180064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80064" calcext:value-type="float">
            <text:p>1502462180064</text:p>
          </table:table-cell>
          <table:table-cell office:value-type="float" office:value="1502462180280" calcext:value-type="float">
            <text:p>150246218028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80280" calcext:value-type="float">
            <text:p>1502462180280</text:p>
          </table:table-cell>
          <table:table-cell office:value-type="float" office:value="1502462180284" calcext:value-type="float">
            <text:p>1502462180284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80284" calcext:value-type="float">
            <text:p>1502462180284</text:p>
          </table:table-cell>
          <table:table-cell office:value-type="float" office:value="1502462180285" calcext:value-type="float">
            <text:p>1502462180285</text:p>
          </table:table-cell>
          <table:table-cell office:value-type="float" office:value="1502462180288" calcext:value-type="float">
            <text:p>1502462180288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80288" calcext:value-type="float">
            <text:p>1502462180288</text:p>
          </table:table-cell>
          <table:table-cell office:value-type="float" office:value="1502462180289" calcext:value-type="float">
            <text:p>1502462180289</text:p>
          </table:table-cell>
          <table:table-cell office:value-type="float" office:value="1502462180510" calcext:value-type="float">
            <text:p>150246218051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80510" calcext:value-type="float">
            <text:p>1502462180510</text:p>
          </table:table-cell>
          <table:table-cell office:value-type="float" office:value="1502462181188" calcext:value-type="float">
            <text:p>1502462181188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81188" calcext:value-type="float">
            <text:p>1502462181188</text:p>
          </table:table-cell>
          <table:table-cell office:value-type="float" office:value="1502462181192" calcext:value-type="float">
            <text:p>1502462181192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81192" calcext:value-type="float">
            <text:p>1502462181192</text:p>
          </table:table-cell>
          <table:table-cell office:value-type="float" office:value="1502462181193" calcext:value-type="float">
            <text:p>1502462181193</text:p>
          </table:table-cell>
          <table:table-cell office:value-type="float" office:value="1502462181196" calcext:value-type="float">
            <text:p>150246218119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81196" calcext:value-type="float">
            <text:p>1502462181196</text:p>
          </table:table-cell>
          <table:table-cell office:value-type="float" office:value="1502462181197" calcext:value-type="float">
            <text:p>1502462181197</text:p>
          </table:table-cell>
          <table:table-cell office:value-type="float" office:value="1502462181420" calcext:value-type="float">
            <text:p>150246218142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81420" calcext:value-type="float">
            <text:p>1502462181420</text:p>
          </table:table-cell>
          <table:table-cell office:value-type="float" office:value="1502462182088" calcext:value-type="float">
            <text:p>1502462182088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82088" calcext:value-type="float">
            <text:p>1502462182088</text:p>
          </table:table-cell>
          <table:table-cell office:value-type="float" office:value="1502462182092" calcext:value-type="float">
            <text:p>1502462182092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82092" calcext:value-type="float">
            <text:p>1502462182092</text:p>
          </table:table-cell>
          <table:table-cell office:value-type="float" office:value="1502462182093" calcext:value-type="float">
            <text:p>1502462182093</text:p>
          </table:table-cell>
          <table:table-cell office:value-type="float" office:value="1502462182096" calcext:value-type="float">
            <text:p>150246218209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82096" calcext:value-type="float">
            <text:p>1502462182096</text:p>
          </table:table-cell>
          <table:table-cell office:value-type="float" office:value="1502462182097" calcext:value-type="float">
            <text:p>1502462182097</text:p>
          </table:table-cell>
          <table:table-cell office:value-type="float" office:value="1502462182101" calcext:value-type="float">
            <text:p>150246218210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82101" calcext:value-type="float">
            <text:p>1502462182101</text:p>
          </table:table-cell>
          <table:table-cell office:value-type="float" office:value="1502462182105" calcext:value-type="float">
            <text:p>1502462182105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82105" calcext:value-type="float">
            <text:p>1502462182105</text:p>
          </table:table-cell>
          <table:table-cell office:value-type="float" office:value="1502462182538" calcext:value-type="float">
            <text:p>1502462182538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82538" calcext:value-type="float">
            <text:p>1502462182538</text:p>
          </table:table-cell>
          <table:table-cell office:value-type="float" office:value="1502462182978" calcext:value-type="float">
            <text:p>1502462182978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82978" calcext:value-type="float">
            <text:p>1502462182978</text:p>
          </table:table-cell>
          <table:table-cell office:value-type="float" office:value="1502462182982" calcext:value-type="float">
            <text:p>1502462182982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82982" calcext:value-type="float">
            <text:p>1502462182982</text:p>
          </table:table-cell>
          <table:table-cell office:value-type="float" office:value="1502462182987" calcext:value-type="float">
            <text:p>1502462182987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82987" calcext:value-type="float">
            <text:p>1502462182987</text:p>
          </table:table-cell>
          <table:table-cell office:value-type="float" office:value="1502462183210" calcext:value-type="float">
            <text:p>150246218321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83210" calcext:value-type="float">
            <text:p>1502462183210</text:p>
          </table:table-cell>
          <table:table-cell office:value-type="float" office:value="1502462183214" calcext:value-type="float">
            <text:p>1502462183214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83214" calcext:value-type="float">
            <text:p>1502462183214</text:p>
          </table:table-cell>
          <table:table-cell office:value-type="float" office:value="1502462183215" calcext:value-type="float">
            <text:p>1502462183215</text:p>
          </table:table-cell>
          <table:table-cell office:value-type="float" office:value="1502462183878" calcext:value-type="float">
            <text:p>1502462183878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83878" calcext:value-type="float">
            <text:p>1502462183878</text:p>
          </table:table-cell>
          <table:table-cell office:value-type="float" office:value="1502462184140" calcext:value-type="float">
            <text:p>150246218414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84140" calcext:value-type="float">
            <text:p>1502462184140</text:p>
          </table:table-cell>
          <table:table-cell office:value-type="float" office:value="1502462185278" calcext:value-type="float">
            <text:p>1502462185278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85278" calcext:value-type="float">
            <text:p>1502462185278</text:p>
          </table:table-cell>
          <table:table-cell office:value-type="float" office:value="1502462185282" calcext:value-type="float">
            <text:p>1502462185282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85282" calcext:value-type="float">
            <text:p>1502462185282</text:p>
          </table:table-cell>
          <table:table-cell office:value-type="float" office:value="1502462185283" calcext:value-type="float">
            <text:p>1502462185283</text:p>
          </table:table-cell>
          <table:table-cell office:value-type="float" office:value="1502462185938" calcext:value-type="float">
            <text:p>1502462185938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85938" calcext:value-type="float">
            <text:p>1502462185938</text:p>
          </table:table-cell>
          <table:table-cell office:value-type="float" office:value="1502462186668" calcext:value-type="float">
            <text:p>1502462186668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86668" calcext:value-type="float">
            <text:p>1502462186668</text:p>
          </table:table-cell>
          <table:table-cell office:value-type="float" office:value="1502462187390" calcext:value-type="float">
            <text:p>150246218739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87390" calcext:value-type="float">
            <text:p>1502462187390</text:p>
          </table:table-cell>
          <table:table-cell office:value-type="float" office:value="1502462187620" calcext:value-type="float">
            <text:p>1502462187620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87620" calcext:value-type="float">
            <text:p>1502462187620</text:p>
          </table:table-cell>
          <table:table-cell office:value-type="float" office:value="1502462187621" calcext:value-type="float">
            <text:p>1502462187621</text:p>
          </table:table-cell>
          <table:table-cell office:value-type="float" office:value="1502462187624" calcext:value-type="float">
            <text:p>1502462187624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87624" calcext:value-type="float">
            <text:p>1502462187624</text:p>
          </table:table-cell>
          <table:table-cell office:value-type="float" office:value="1502462187625" calcext:value-type="float">
            <text:p>1502462187625</text:p>
          </table:table-cell>
          <table:table-cell office:value-type="float" office:value="1502462187628" calcext:value-type="float">
            <text:p>1502462187628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87629" calcext:value-type="float">
            <text:p>1502462187629</text:p>
          </table:table-cell>
          <table:table-cell office:value-type="float" office:value="1502462187850" calcext:value-type="float">
            <text:p>1502462187850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87850" calcext:value-type="float">
            <text:p>1502462187850</text:p>
          </table:table-cell>
          <table:table-cell office:value-type="float" office:value="1502462188518" calcext:value-type="float">
            <text:p>150246218851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88518" calcext:value-type="float">
            <text:p>1502462188518</text:p>
          </table:table-cell>
          <table:table-cell office:value-type="float" office:value="1502462189240" calcext:value-type="float">
            <text:p>1502462189240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89240" calcext:value-type="float">
            <text:p>1502462189240</text:p>
          </table:table-cell>
          <table:table-cell office:value-type="float" office:value="1502462189241" calcext:value-type="float">
            <text:p>1502462189241</text:p>
          </table:table-cell>
          <table:table-cell office:value-type="float" office:value="1502462189688" calcext:value-type="float">
            <text:p>1502462189688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89688" calcext:value-type="float">
            <text:p>1502462189688</text:p>
          </table:table-cell>
          <table:table-cell office:value-type="float" office:value="1502462189692" calcext:value-type="float">
            <text:p>1502462189692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89692" calcext:value-type="float">
            <text:p>1502462189692</text:p>
          </table:table-cell>
          <table:table-cell office:value-type="float" office:value="1502462189693" calcext:value-type="float">
            <text:p>1502462189693</text:p>
          </table:table-cell>
          <table:table-cell office:value-type="float" office:value="1502462189920" calcext:value-type="float">
            <text:p>1502462189920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89920" calcext:value-type="float">
            <text:p>1502462189920</text:p>
          </table:table-cell>
          <table:table-cell office:value-type="float" office:value="1502462190588" calcext:value-type="float">
            <text:p>1502462190588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90588" calcext:value-type="float">
            <text:p>1502462190588</text:p>
          </table:table-cell>
          <table:table-cell office:value-type="float" office:value="1502462190592" calcext:value-type="float">
            <text:p>1502462190592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90593" calcext:value-type="float">
            <text:p>1502462190593</text:p>
          </table:table-cell>
          <table:table-cell office:value-type="float" office:value="1502462190818" calcext:value-type="float">
            <text:p>1502462190818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90818" calcext:value-type="float">
            <text:p>1502462190818</text:p>
          </table:table-cell>
          <table:table-cell office:value-type="float" office:value="1502462190822" calcext:value-type="float">
            <text:p>1502462190822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90822" calcext:value-type="float">
            <text:p>1502462190822</text:p>
          </table:table-cell>
          <table:table-cell office:value-type="float" office:value="1502462190826" calcext:value-type="float">
            <text:p>1502462190826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90826" calcext:value-type="float">
            <text:p>1502462190826</text:p>
          </table:table-cell>
          <table:table-cell office:value-type="float" office:value="1502462190827" calcext:value-type="float">
            <text:p>1502462190827</text:p>
          </table:table-cell>
          <table:table-cell office:value-type="float" office:value="1502462190830" calcext:value-type="float">
            <text:p>1502462190830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90830" calcext:value-type="float">
            <text:p>1502462190830</text:p>
          </table:table-cell>
          <table:table-cell office:value-type="float" office:value="1502462190831" calcext:value-type="float">
            <text:p>1502462190831</text:p>
          </table:table-cell>
          <table:table-cell office:value-type="float" office:value="1502462190834" calcext:value-type="float">
            <text:p>1502462190834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90834" calcext:value-type="float">
            <text:p>1502462190834</text:p>
          </table:table-cell>
          <table:table-cell office:value-type="float" office:value="1502462190835" calcext:value-type="float">
            <text:p>1502462190835</text:p>
          </table:table-cell>
          <table:table-cell office:value-type="float" office:value="1502462191978" calcext:value-type="float">
            <text:p>1502462191978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91978" calcext:value-type="float">
            <text:p>1502462191978</text:p>
          </table:table-cell>
          <table:table-cell office:value-type="float" office:value="1502462191982" calcext:value-type="float">
            <text:p>1502462191982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91982" calcext:value-type="float">
            <text:p>1502462191982</text:p>
          </table:table-cell>
          <table:table-cell office:value-type="float" office:value="1502462191983" calcext:value-type="float">
            <text:p>1502462191983</text:p>
          </table:table-cell>
          <table:table-cell office:value-type="float" office:value="1502462192210" calcext:value-type="float">
            <text:p>1502462192210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92210" calcext:value-type="float">
            <text:p>1502462192210</text:p>
          </table:table-cell>
          <table:table-cell office:value-type="float" office:value="1502462192438" calcext:value-type="float">
            <text:p>1502462192438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92438" calcext:value-type="float">
            <text:p>1502462192438</text:p>
          </table:table-cell>
          <table:table-cell office:value-type="float" office:value="1502462192442" calcext:value-type="float">
            <text:p>1502462192442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92442" calcext:value-type="float">
            <text:p>1502462192442</text:p>
          </table:table-cell>
          <table:table-cell office:value-type="float" office:value="1502462192670" calcext:value-type="float">
            <text:p>1502462192670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92670" calcext:value-type="float">
            <text:p>1502462192670</text:p>
          </table:table-cell>
          <table:table-cell office:value-type="float" office:value="1502462193588" calcext:value-type="float">
            <text:p>1502462193588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93588" calcext:value-type="float">
            <text:p>1502462193588</text:p>
          </table:table-cell>
          <table:table-cell office:value-type="float" office:value="1502462193589" calcext:value-type="float">
            <text:p>1502462193589</text:p>
          </table:table-cell>
          <table:table-cell office:value-type="float" office:value="1502462193593" calcext:value-type="float">
            <text:p>1502462193593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93593" calcext:value-type="float">
            <text:p>1502462193593</text:p>
          </table:table-cell>
          <table:table-cell office:value-type="float" office:value="1502462193820" calcext:value-type="float">
            <text:p>150246219382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93820" calcext:value-type="float">
            <text:p>1502462193820</text:p>
          </table:table-cell>
          <table:table-cell office:value-type="float" office:value="1502462194510" calcext:value-type="float">
            <text:p>1502462194510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94510" calcext:value-type="float">
            <text:p>1502462194510</text:p>
          </table:table-cell>
          <table:table-cell office:value-type="float" office:value="1502462194514" calcext:value-type="float">
            <text:p>1502462194514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94514" calcext:value-type="float">
            <text:p>1502462194514</text:p>
          </table:table-cell>
          <table:table-cell office:value-type="float" office:value="1502462194515" calcext:value-type="float">
            <text:p>1502462194515</text:p>
          </table:table-cell>
          <table:table-cell office:value-type="float" office:value="1502462195418" calcext:value-type="float">
            <text:p>1502462195418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95418" calcext:value-type="float">
            <text:p>1502462195418</text:p>
          </table:table-cell>
          <table:table-cell office:value-type="float" office:value="1502462195419" calcext:value-type="float">
            <text:p>1502462195419</text:p>
          </table:table-cell>
          <table:table-cell office:value-type="float" office:value="1502462195648" calcext:value-type="float">
            <text:p>1502462195648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95648" calcext:value-type="float">
            <text:p>1502462195648</text:p>
          </table:table-cell>
          <table:table-cell office:value-type="float" office:value="1502462196340" calcext:value-type="float">
            <text:p>1502462196340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96340" calcext:value-type="float">
            <text:p>1502462196340</text:p>
          </table:table-cell>
          <table:table-cell office:value-type="float" office:value="1502462196341" calcext:value-type="float">
            <text:p>1502462196341</text:p>
          </table:table-cell>
          <table:table-cell office:value-type="float" office:value="1502462196344" calcext:value-type="float">
            <text:p>1502462196344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96344" calcext:value-type="float">
            <text:p>1502462196344</text:p>
          </table:table-cell>
          <table:table-cell office:value-type="float" office:value="1502462196345" calcext:value-type="float">
            <text:p>1502462196345</text:p>
          </table:table-cell>
          <table:table-cell office:value-type="float" office:value="1502462197430" calcext:value-type="float">
            <text:p>1502462197430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97430" calcext:value-type="float">
            <text:p>1502462197430</text:p>
          </table:table-cell>
          <table:table-cell office:value-type="float" office:value="1502462197434" calcext:value-type="float">
            <text:p>1502462197434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97434" calcext:value-type="float">
            <text:p>1502462197434</text:p>
          </table:table-cell>
          <table:table-cell office:value-type="float" office:value="1502462197435" calcext:value-type="float">
            <text:p>1502462197435</text:p>
          </table:table-cell>
          <table:table-cell office:value-type="float" office:value="1502462197650" calcext:value-type="float">
            <text:p>1502462197650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97650" calcext:value-type="float">
            <text:p>1502462197650</text:p>
          </table:table-cell>
          <table:table-cell office:value-type="float" office:value="1502462197654" calcext:value-type="float">
            <text:p>1502462197654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97654" calcext:value-type="float">
            <text:p>1502462197654</text:p>
          </table:table-cell>
          <table:table-cell office:value-type="float" office:value="1502462197870" calcext:value-type="float">
            <text:p>1502462197870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97870" calcext:value-type="float">
            <text:p>1502462197870</text:p>
          </table:table-cell>
          <table:table-cell office:value-type="float" office:value="1502462198530" calcext:value-type="float">
            <text:p>1502462198530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198530" calcext:value-type="float">
            <text:p>1502462198530</text:p>
          </table:table-cell>
          <table:table-cell office:value-type="float" office:value="1502462198531" calcext:value-type="float">
            <text:p>1502462198531</text:p>
          </table:table-cell>
          <table:table-cell office:value-type="float" office:value="1502462198750" calcext:value-type="float">
            <text:p>1502462198750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98750" calcext:value-type="float">
            <text:p>1502462198750</text:p>
          </table:table-cell>
          <table:table-cell office:value-type="float" office:value="1502462199868" calcext:value-type="float">
            <text:p>1502462199868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199868" calcext:value-type="float">
            <text:p>1502462199868</text:p>
          </table:table-cell>
          <table:table-cell office:value-type="float" office:value="1502462200758" calcext:value-type="float">
            <text:p>1502462200758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200758" calcext:value-type="float">
            <text:p>1502462200758</text:p>
          </table:table-cell>
          <table:table-cell office:value-type="float" office:value="1502462200980" calcext:value-type="float">
            <text:p>1502462200980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200980" calcext:value-type="float">
            <text:p>1502462200980</text:p>
          </table:table-cell>
          <table:table-cell office:value-type="float" office:value="1502462201428" calcext:value-type="float">
            <text:p>1502462201428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201428" calcext:value-type="float">
            <text:p>1502462201428</text:p>
          </table:table-cell>
          <table:table-cell office:value-type="float" office:value="1502462202298" calcext:value-type="float">
            <text:p>1502462202298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202298" calcext:value-type="float">
            <text:p>1502462202298</text:p>
          </table:table-cell>
          <table:table-cell office:value-type="float" office:value="1502462202518" calcext:value-type="float">
            <text:p>1502462202518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202518" calcext:value-type="float">
            <text:p>1502462202518</text:p>
          </table:table-cell>
          <table:table-cell office:value-type="float" office:value="1502462203428" calcext:value-type="float">
            <text:p>150246220342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203428" calcext:value-type="float">
            <text:p>1502462203428</text:p>
          </table:table-cell>
          <table:table-cell office:value-type="float" office:value="1502462204530" calcext:value-type="float">
            <text:p>1502462204530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204530" calcext:value-type="float">
            <text:p>1502462204530</text:p>
          </table:table-cell>
          <table:table-cell office:value-type="float" office:value="1502462204531" calcext:value-type="float">
            <text:p>1502462204531</text:p>
          </table:table-cell>
          <table:table-cell office:value-type="float" office:value="1502462204534" calcext:value-type="float">
            <text:p>1502462204534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204534" calcext:value-type="float">
            <text:p>1502462204534</text:p>
          </table:table-cell>
          <table:table-cell office:value-type="float" office:value="1502462204535" calcext:value-type="float">
            <text:p>1502462204535</text:p>
          </table:table-cell>
          <table:table-cell office:value-type="float" office:value="1502462204968" calcext:value-type="float">
            <text:p>1502462204968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204968" calcext:value-type="float">
            <text:p>1502462204968</text:p>
          </table:table-cell>
          <table:table-cell office:value-type="float" office:value="1502462204972" calcext:value-type="float">
            <text:p>1502462204972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204972" calcext:value-type="float">
            <text:p>1502462204972</text:p>
          </table:table-cell>
          <table:table-cell office:value-type="float" office:value="1502462205188" calcext:value-type="float">
            <text:p>1502462205188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205188" calcext:value-type="float">
            <text:p>1502462205188</text:p>
          </table:table-cell>
          <table:table-cell office:value-type="float" office:value="1502462205192" calcext:value-type="float">
            <text:p>1502462205192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205192" calcext:value-type="float">
            <text:p>1502462205192</text:p>
          </table:table-cell>
          <table:table-cell office:value-type="float" office:value="1502462205193" calcext:value-type="float">
            <text:p>1502462205193</text:p>
          </table:table-cell>
          <table:table-cell office:value-type="float" office:value="1502462205420" calcext:value-type="float">
            <text:p>1502462205420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205420" calcext:value-type="float">
            <text:p>1502462205420</text:p>
          </table:table-cell>
          <table:table-cell office:value-type="float" office:value="1502462206108" calcext:value-type="float">
            <text:p>1502462206108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206108" calcext:value-type="float">
            <text:p>1502462206108</text:p>
          </table:table-cell>
          <table:table-cell office:value-type="float" office:value="1502462206112" calcext:value-type="float">
            <text:p>1502462206112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206112" calcext:value-type="float">
            <text:p>1502462206112</text:p>
          </table:table-cell>
          <table:table-cell office:value-type="float" office:value="1502462206113" calcext:value-type="float">
            <text:p>1502462206113</text:p>
          </table:table-cell>
          <table:table-cell office:value-type="float" office:value="1502462206117" calcext:value-type="float">
            <text:p>1502462206117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206117" calcext:value-type="float">
            <text:p>1502462206117</text:p>
          </table:table-cell>
          <table:table-cell office:value-type="float" office:value="1502462206121" calcext:value-type="float">
            <text:p>1502462206121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206121" calcext:value-type="float">
            <text:p>1502462206121</text:p>
          </table:table-cell>
          <table:table-cell office:value-type="float" office:value="1502462206125" calcext:value-type="float">
            <text:p>1502462206125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206125" calcext:value-type="float">
            <text:p>1502462206125</text:p>
          </table:table-cell>
          <table:table-cell office:value-type="float" office:value="1502462206129" calcext:value-type="float">
            <text:p>1502462206129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206129" calcext:value-type="float">
            <text:p>1502462206129</text:p>
          </table:table-cell>
          <table:table-cell office:value-type="float" office:value="1502462207219" calcext:value-type="float">
            <text:p>1502462207219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207219" calcext:value-type="float">
            <text:p>1502462207219</text:p>
          </table:table-cell>
          <table:table-cell office:value-type="float" office:value="1502462207223" calcext:value-type="float">
            <text:p>1502462207223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207223" calcext:value-type="float">
            <text:p>1502462207223</text:p>
          </table:table-cell>
          <table:table-cell office:value-type="float" office:value="1502462207224" calcext:value-type="float">
            <text:p>1502462207224</text:p>
          </table:table-cell>
          <table:table-cell office:value-type="float" office:value="1502462207438" calcext:value-type="float">
            <text:p>1502462207438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207438" calcext:value-type="float">
            <text:p>1502462207438</text:p>
          </table:table-cell>
          <table:table-cell office:value-type="float" office:value="1502462207670" calcext:value-type="float">
            <text:p>1502462207670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207670" calcext:value-type="float">
            <text:p>1502462207670</text:p>
          </table:table-cell>
          <table:table-cell office:value-type="float" office:value="1502462208578" calcext:value-type="float">
            <text:p>1502462208578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208578" calcext:value-type="float">
            <text:p>1502462208578</text:p>
          </table:table-cell>
          <table:table-cell office:value-type="float" office:value="1502462209468" calcext:value-type="float">
            <text:p>1502462209468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209468" calcext:value-type="float">
            <text:p>1502462209468</text:p>
          </table:table-cell>
          <table:table-cell office:value-type="float" office:value="1502462209472" calcext:value-type="float">
            <text:p>150246220947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209472" calcext:value-type="float">
            <text:p>1502462209472</text:p>
          </table:table-cell>
          <table:table-cell office:value-type="float" office:value="1502462209473" calcext:value-type="float">
            <text:p>1502462209473</text:p>
          </table:table-cell>
          <table:table-cell office:value-type="float" office:value="1502462209688" calcext:value-type="float">
            <text:p>1502462209688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209688" calcext:value-type="float">
            <text:p>1502462209688</text:p>
          </table:table-cell>
          <table:table-cell office:value-type="float" office:value="1502462210610" calcext:value-type="float">
            <text:p>1502462210610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210610" calcext:value-type="float">
            <text:p>1502462210610</text:p>
          </table:table-cell>
          <table:table-cell office:value-type="float" office:value="1502462210828" calcext:value-type="float">
            <text:p>1502462210828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210828" calcext:value-type="float">
            <text:p>1502462210828</text:p>
          </table:table-cell>
          <table:table-cell office:value-type="float" office:value="1502462210832" calcext:value-type="float">
            <text:p>1502462210832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210832" calcext:value-type="float">
            <text:p>1502462210832</text:p>
          </table:table-cell>
          <table:table-cell office:value-type="float" office:value="1502462211288" calcext:value-type="float">
            <text:p>1502462211288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211288" calcext:value-type="float">
            <text:p>1502462211288</text:p>
          </table:table-cell>
          <table:table-cell office:value-type="float" office:value="1502462211292" calcext:value-type="float">
            <text:p>1502462211292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211292" calcext:value-type="float">
            <text:p>1502462211292</text:p>
          </table:table-cell>
          <table:table-cell office:value-type="float" office:value="1502462211296" calcext:value-type="float">
            <text:p>1502462211296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211296" calcext:value-type="float">
            <text:p>1502462211296</text:p>
          </table:table-cell>
          <table:table-cell office:value-type="float" office:value="1502462211297" calcext:value-type="float">
            <text:p>1502462211297</text:p>
          </table:table-cell>
          <table:table-cell office:value-type="float" office:value="1502462211530" calcext:value-type="float">
            <text:p>1502462211530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211530" calcext:value-type="float">
            <text:p>1502462211530</text:p>
          </table:table-cell>
          <table:table-cell office:value-type="float" office:value="1502462211534" calcext:value-type="float">
            <text:p>1502462211534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211534" calcext:value-type="float">
            <text:p>1502462211534</text:p>
          </table:table-cell>
          <table:table-cell office:value-type="float" office:value="1502462211768" calcext:value-type="float">
            <text:p>1502462211768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211768" calcext:value-type="float">
            <text:p>1502462211768</text:p>
          </table:table-cell>
          <table:table-cell office:value-type="float" office:value="1502462212908" calcext:value-type="float">
            <text:p>1502462212908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212908" calcext:value-type="float">
            <text:p>1502462212908</text:p>
          </table:table-cell>
          <table:table-cell office:value-type="float" office:value="1502462213140" calcext:value-type="float">
            <text:p>1502462213140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213140" calcext:value-type="float">
            <text:p>1502462213140</text:p>
          </table:table-cell>
          <table:table-cell office:value-type="float" office:value="1502462213141" calcext:value-type="float">
            <text:p>1502462213141</text:p>
          </table:table-cell>
          <table:table-cell office:value-type="float" office:value="1502462213144" calcext:value-type="float">
            <text:p>1502462213144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213144" calcext:value-type="float">
            <text:p>1502462213144</text:p>
          </table:table-cell>
          <table:table-cell office:value-type="float" office:value="1502462213145" calcext:value-type="float">
            <text:p>1502462213145</text:p>
          </table:table-cell>
          <table:table-cell office:value-type="float" office:value="1502462213830" calcext:value-type="float">
            <text:p>1502462213830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213830" calcext:value-type="float">
            <text:p>1502462213830</text:p>
          </table:table-cell>
          <table:table-cell office:value-type="float" office:value="1502462214290" calcext:value-type="float">
            <text:p>1502462214290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214290" calcext:value-type="float">
            <text:p>1502462214290</text:p>
          </table:table-cell>
          <table:table-cell office:value-type="float" office:value="1502462215608" calcext:value-type="float">
            <text:p>150246221560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215608" calcext:value-type="float">
            <text:p>1502462215608</text:p>
          </table:table-cell>
          <table:table-cell office:value-type="float" office:value="1502462216758" calcext:value-type="float">
            <text:p>1502462216758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216758" calcext:value-type="float">
            <text:p>1502462216758</text:p>
          </table:table-cell>
          <table:table-cell office:value-type="float" office:value="1502462216990" calcext:value-type="float">
            <text:p>1502462216990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216990" calcext:value-type="float">
            <text:p>1502462216990</text:p>
          </table:table-cell>
          <table:table-cell office:value-type="float" office:value="1502462216995" calcext:value-type="float">
            <text:p>1502462216995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216995" calcext:value-type="float">
            <text:p>1502462216995</text:p>
          </table:table-cell>
          <table:table-cell office:value-type="float" office:value="1502462217210" calcext:value-type="float">
            <text:p>150246221721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217210" calcext:value-type="float">
            <text:p>1502462217210</text:p>
          </table:table-cell>
          <table:table-cell office:value-type="float" office:value="1502462217214" calcext:value-type="float">
            <text:p>1502462217214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217214" calcext:value-type="float">
            <text:p>1502462217214</text:p>
          </table:table-cell>
          <table:table-cell office:value-type="float" office:value="1502462217218" calcext:value-type="float">
            <text:p>1502462217218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217218" calcext:value-type="float">
            <text:p>1502462217218</text:p>
          </table:table-cell>
          <table:table-cell office:value-type="float" office:value="1502462217219" calcext:value-type="float">
            <text:p>1502462217219</text:p>
          </table:table-cell>
          <table:table-cell office:value-type="float" office:value="1502462217438" calcext:value-type="float">
            <text:p>1502462217438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217438" calcext:value-type="float">
            <text:p>1502462217438</text:p>
          </table:table-cell>
          <table:table-cell office:value-type="float" office:value="1502462217670" calcext:value-type="float">
            <text:p>1502462217670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217670" calcext:value-type="float">
            <text:p>1502462217670</text:p>
          </table:table-cell>
          <table:table-cell office:value-type="float" office:value="1502462217671" calcext:value-type="float">
            <text:p>1502462217671</text:p>
          </table:table-cell>
          <table:table-cell office:value-type="float" office:value="1502462219038" calcext:value-type="float">
            <text:p>1502462219038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219038" calcext:value-type="float">
            <text:p>1502462219038</text:p>
          </table:table-cell>
          <table:table-cell office:value-type="float" office:value="1502462219270" calcext:value-type="float">
            <text:p>1502462219270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219270" calcext:value-type="float">
            <text:p>1502462219270</text:p>
          </table:table-cell>
          <table:table-cell office:value-type="float" office:value="1502462219271" calcext:value-type="float">
            <text:p>1502462219271</text:p>
          </table:table-cell>
          <table:table-cell office:value-type="float" office:value="1502462219274" calcext:value-type="float">
            <text:p>1502462219274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219274" calcext:value-type="float">
            <text:p>1502462219274</text:p>
          </table:table-cell>
          <table:table-cell office:value-type="float" office:value="1502462219275" calcext:value-type="float">
            <text:p>1502462219275</text:p>
          </table:table-cell>
          <table:table-cell office:value-type="float" office:value="1502462219279" calcext:value-type="float">
            <text:p>1502462219279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219279" calcext:value-type="float">
            <text:p>1502462219279</text:p>
          </table:table-cell>
          <table:table-cell office:value-type="float" office:value="1502462219508" calcext:value-type="float">
            <text:p>1502462219508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219508" calcext:value-type="float">
            <text:p>1502462219508</text:p>
          </table:table-cell>
          <table:table-cell office:value-type="float" office:value="1502462220168" calcext:value-type="float">
            <text:p>150246222016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220168" calcext:value-type="float">
            <text:p>1502462220168</text:p>
          </table:table-cell>
          <table:table-cell office:value-type="float" office:value="1502462220688" calcext:value-type="float">
            <text:p>1502462220688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220688" calcext:value-type="float">
            <text:p>1502462220688</text:p>
          </table:table-cell>
          <table:table-cell office:value-type="float" office:value="1502462221608" calcext:value-type="float">
            <text:p>1502462221608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221608" calcext:value-type="float">
            <text:p>1502462221608</text:p>
          </table:table-cell>
          <table:table-cell office:value-type="float" office:value="1502462221612" calcext:value-type="float">
            <text:p>1502462221612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221612" calcext:value-type="float">
            <text:p>1502462221612</text:p>
          </table:table-cell>
          <table:table-cell office:value-type="float" office:value="1502462221613" calcext:value-type="float">
            <text:p>1502462221613</text:p>
          </table:table-cell>
          <table:table-cell office:value-type="float" office:value="1502462221617" calcext:value-type="float">
            <text:p>1502462221617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221617" calcext:value-type="float">
            <text:p>1502462221617</text:p>
          </table:table-cell>
          <table:table-cell office:value-type="float" office:value="1502462221621" calcext:value-type="float">
            <text:p>1502462221621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221621" calcext:value-type="float">
            <text:p>1502462221621</text:p>
          </table:table-cell>
          <table:table-cell office:value-type="float" office:value="1502462221625" calcext:value-type="float">
            <text:p>150246222162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221625" calcext:value-type="float">
            <text:p>1502462221625</text:p>
          </table:table-cell>
          <table:table-cell office:value-type="float" office:value="1502462221840" calcext:value-type="float">
            <text:p>1502462221840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221840" calcext:value-type="float">
            <text:p>1502462221840</text:p>
          </table:table-cell>
          <table:table-cell office:value-type="float" office:value="1502462222068" calcext:value-type="float">
            <text:p>1502462222068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222068" calcext:value-type="float">
            <text:p>1502462222068</text:p>
          </table:table-cell>
          <table:table-cell office:value-type="float" office:value="1502462222300" calcext:value-type="float">
            <text:p>1502462222300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222300" calcext:value-type="float">
            <text:p>1502462222300</text:p>
          </table:table-cell>
          <table:table-cell office:value-type="float" office:value="1502462222301" calcext:value-type="float">
            <text:p>1502462222301</text:p>
          </table:table-cell>
          <table:table-cell office:value-type="float" office:value="1502462222304" calcext:value-type="float">
            <text:p>1502462222304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222304" calcext:value-type="float">
            <text:p>1502462222304</text:p>
          </table:table-cell>
          <table:table-cell office:value-type="float" office:value="1502462222305" calcext:value-type="float">
            <text:p>1502462222305</text:p>
          </table:table-cell>
          <table:table-cell office:value-type="float" office:value="1502462222520" calcext:value-type="float">
            <text:p>1502462222520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222520" calcext:value-type="float">
            <text:p>1502462222520</text:p>
          </table:table-cell>
          <table:table-cell office:value-type="float" office:value="1502462223838" calcext:value-type="float">
            <text:p>1502462223838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223838" calcext:value-type="float">
            <text:p>1502462223838</text:p>
          </table:table-cell>
          <table:table-cell office:value-type="float" office:value="1502462224070" calcext:value-type="float">
            <text:p>1502462224070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224070" calcext:value-type="float">
            <text:p>1502462224070</text:p>
          </table:table-cell>
          <table:table-cell office:value-type="float" office:value="1502462224071" calcext:value-type="float">
            <text:p>1502462224071</text:p>
          </table:table-cell>
          <table:table-cell office:value-type="float" office:value="1502462224760" calcext:value-type="float">
            <text:p>1502462224760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224760" calcext:value-type="float">
            <text:p>1502462224760</text:p>
          </table:table-cell>
          <table:table-cell office:value-type="float" office:value="1502462224764" calcext:value-type="float">
            <text:p>1502462224764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224764" calcext:value-type="float">
            <text:p>1502462224764</text:p>
          </table:table-cell>
          <table:table-cell office:value-type="float" office:value="1502462224765" calcext:value-type="float">
            <text:p>1502462224765</text:p>
          </table:table-cell>
          <table:table-cell office:value-type="float" office:value="1502462224768" calcext:value-type="float">
            <text:p>1502462224768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02462224768" calcext:value-type="float">
            <text:p>1502462224768</text:p>
          </table:table-cell>
          <table:table-cell office:value-type="float" office:value="1502462224769" calcext:value-type="float">
            <text:p>1502462224769</text:p>
          </table:table-cell>
          <table:table-cell office:value-type="float" office:value="1502462224773" calcext:value-type="float">
            <text:p>1502462224773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224773" calcext:value-type="float">
            <text:p>1502462224773</text:p>
          </table:table-cell>
          <table:table-cell office:value-type="float" office:value="1502462224990" calcext:value-type="float">
            <text:p>1502462224990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224990" calcext:value-type="float">
            <text:p>1502462224990</text:p>
          </table:table-cell>
          <table:table-cell office:value-type="float" office:value="1502462225218" calcext:value-type="float">
            <text:p>1502462225218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225218" calcext:value-type="float">
            <text:p>1502462225218</text:p>
          </table:table-cell>
          <table:table-cell office:value-type="float" office:value="1502462225450" calcext:value-type="float">
            <text:p>1502462225450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462225450" calcext:value-type="float">
            <text:p>1502462225450</text:p>
          </table:table-cell>
          <table:table-cell office:value-type="float" office:value="1502462240140" calcext:value-type="float">
            <text:p>150246224014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1T16:41:23.522376210</dc:date>
    <meta:editing-duration>PT2M19S</meta:editing-duration>
    <meta:editing-cycles>1</meta:editing-cycles>
    <meta:document-statistic meta:table-count="1" meta:cell-count="1712" meta:object-count="0"/>
    <meta:generator>LibreOffice/4.3.3.2$Linux_ARM_EABI LibreOffice_project/430m0$Build-2</meta:generator>
  </office:meta>
</office:document-meta>
</file>